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<text:a xlink:type="simple" xlink:href="http://www.danielnaber.de/languagetool">http://www.danielnaber.de/languagetool</text:a>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Lieber Klaus, willst Du ...</text:p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</text:p>
      <text:p text:style-name="Preformatted_20_Text">Ich veralte auf diese Weise so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</text:p>
      <text:p text:style-name="Preformatted_20_Text">Bitte halte mich auf dem laufenden.</text:p>
      <text:p text:style-name="Preformatted_20_Text">Beiträge die etwas wichtiges über den Verlauf verraten bitte kennzeichnen.</text:p>
      <text:p text:style-name="P1">Dahinter verbirgt sich nichts gute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Deutsche Beispiel-Fehler für LanguageTool</dc:title>
    <meta:creation-date>2005-12-04T15:04:24</meta:creation-date>
    <dc:date>2006-11-20T23:25:35</dc:date>
    <dc:language>de-DE</dc:language>
    <meta:editing-cycles>22</meta:editing-cycles>
    <meta:editing-duration>PT3H9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5" meta:word-count="269" meta:character-count="1647"/>
  </office:meta>
</office:document-meta>
</file>